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ssources d'accompagnement des enseignements artistiques aux cycles 2 et 3 </text:h>
      <text:p text:style-name="Text_20_body">Les ressources d'accompagnement proposent des outils pédagogiques, didactiques et scientifiques pour aider les enseignants à s'approprier les programmes des enseignements artistiques au cycle 2 et au cycle 3 et à les mettre en œuvre dans les classes. Ces ressources ont été conçues et réalisées par des groupes d'experts en partenariat avec l'inspection générale de l'Éducation nationale.</text:p>
      <text:list xml:id="list1202707040685701069" text:style-name="L1">
        <text:list-item>
          <text:p text:style-name="P4"><text:a xlink:type="simple" xlink:href="http://eduscol.education.fr/pid34175-cid99287/ressources-d-accompagnement-enseignements-artistiques-aux-cycles-2-et-3.html#lien0" text:style-name="Internet_20_link" text:visited-style-name="Visited_20_Internet_20_Link">Arts plastiques</text:a> </text:p>
        </text:list-item>
        <text:list-item>
          <text:p text:style-name="P1"><text:a xlink:type="simple" xlink:href="http://eduscol.education.fr/pid34175-cid99287/ressources-d-accompagnement-enseignements-artistiques-aux-cycles-2-et-3.html#lien1" text:style-name="Internet_20_link" text:visited-style-name="Visited_20_Internet_20_Link">Éducation musicale</text:a> </text:p>
        </text:list-item>
      </text:list>
      <text:h text:style-name="Heading_20_2" text:outline-level="2"><text:bookmark text:name="lien0"/>Arts plastiques</text:h>
      <text:p text:style-name="Text_20_body">Ces ressources pour les arts plastiques constituent <text:span text:style-name="Strong_20_Emphasis">un ensemble de documents qui explicitent les enjeux de l'enseignement des arts plastiques</text:span> et la place de celui-ci au sein des enseignements fondamentaux à l'école élémentaire. Ces documents présentent également des exemples de pratiques de classe, de courtes séquences vidéo, des situations vivantes, de manière à rendre opérationnel l'enseignement des arts plastiques dès le cycle 2.</text:p>
      <text:p text:style-name="Text_20_body">Fondés sur la pratique artistique, les arts plastiques mobilisent avant tout la sensibilité des élèves, leur imagination, leur potentiel créatif, tout en leur permettant de développer des compétences méthodologiques et cognitives, mais aussi des savoirs-être au bénéfice de leur réussite. Les nouveaux programmes y encouragent et y invitent. Ils forment, dès le cycle 2, la meilleure entrée en matière pour une formation générale de l'élève aux arts et à la culture.</text:p>
      <text:list xml:id="list7955503036239668727" text:style-name="L2">
        <text:list-item>
          <text:p text:style-name="P5"><text:a xlink:type="simple" xlink:href="http://cache.media.eduscol.education.fr/file/Arts_plastiques_et_education_musicale/69/5/1_RA_C2_C3_Artsplastiquespresentation_DM_revu_OF_573695.ppt" office:target-frame-name="_blank" xlink:show="new" text:style-name="Internet_20_link" text:visited-style-name="Visited_20_Internet_20_Link">Les arts plastiques aux cycles 2 et 3 : présentation des programmes</text:a> </text:p>
        </text:list-item>
        <text:list-item>
          <text:p text:style-name="P5"><text:a xlink:type="simple" xlink:href="http://cache.media.eduscol.education.fr/file/Arts_plastiques_et_education_musicale/43/1/2_RA_C2_C3_EEA-_education-sensibilite_570431.pdf" office:target-frame-name="_blank" xlink:show="new" text:style-name="Internet_20_link" text:visited-style-name="Visited_20_Internet_20_Link">Les enseignements et l'éducation artistique : une éducation de la sensibilité par la sensibilité</text:a> </text:p>
        </text:list-item>
        <text:list-item>
          <text:p text:style-name="P5"><text:a xlink:type="simple" xlink:href="http://cache.media.eduscol.education.fr/file/Arts_plastiques_et_education_musicale/43/5/3_RA_C2_C3_Dynamique-competences-arts-plastiques_570435.pdf" office:target-frame-name="_blank" xlink:show="new" text:style-name="Internet_20_link" text:visited-style-name="Visited_20_Internet_20_Link">La dynamique des compétences en arts plastiques</text:a> </text:p>
        </text:list-item>
        <text:list-item>
          <text:p text:style-name="P5"><text:a xlink:type="simple" xlink:href="http://cache.media.eduscol.education.fr/file/Arts_plastiques_et_education_musicale/43/7/4_RA_C2_C3_Projet-eleve-AP_C2_570437.pdf" office:target-frame-name="_blank" xlink:show="new" text:style-name="Internet_20_link" text:visited-style-name="Visited_20_Internet_20_Link">Projet de l'élève et démarche de projet dans l'enseignement des arts plastiques au cycle 2</text:a> </text:p>
        </text:list-item>
        <text:list-item>
          <text:p text:style-name="P5"><text:a xlink:type="simple" xlink:href="http://cache.media.eduscol.education.fr/file/Arts_plastiques_et_education_musicale/43/9/5_RA_C2_C3_Projet-eleve_-AP-C3_570439.pdf" office:target-frame-name="_blank" xlink:show="new" text:style-name="Internet_20_link" text:visited-style-name="Visited_20_Internet_20_Link">Projet de l'élève et démarche de projet dans l'enseignement des arts plastiques au cycle 3</text:a> </text:p>
        </text:list-item>
        <text:list-item>
          <text:p text:style-name="P5"><text:a xlink:type="simple" xlink:href="http://cache.media.eduscol.education.fr/file/Arts_plastiques_et_education_musicale/44/6/6_RA_C2_C3_Articuler-pratique-acquis-culturels-arts-plastiques_570446.pdf" office:target-frame-name="_blank" xlink:show="new" text:style-name="Internet_20_link" text:visited-style-name="Visited_20_Internet_20_Link">Articuler pratique et acquis culturels en arts plastiques</text:a> </text:p>
        </text:list-item>
        <text:list-item>
          <text:p text:style-name="P5"><text:a xlink:type="simple" xlink:href="http://cache.media.eduscol.education.fr/file/Arts_plastiques_et_education_musicale/37/8/New_14_RA_C2_C3_Rencontre_avec_les_oeuvres_AP_C2-dm_613378.pdf" office:target-frame-name="_blank" xlink:show="new" text:style-name="Internet_20_link" text:visited-style-name="Visited_20_Internet_20_Link">À portée de la main, à portée des mots, à portée du regard : la rencontre avec les œuvres en arts plastiques au cycle 2</text:a> </text:p>
        </text:list-item>
        <text:list-item>
          <text:p text:style-name="P5"><text:a xlink:type="simple" xlink:href="http://cache.media.eduscol.education.fr/file/Arts_plastiques_et_education_musicale/37/6/New_15_RA_C2_C3_Rencontre_avec_les_oeuvres_AP_C3-dm_613376.pdf" office:target-frame-name="_blank" xlink:show="new" text:style-name="Internet_20_link" text:visited-style-name="Visited_20_Internet_20_Link">La rencontre avec les œuvres dans la formation de l'élève au cycle 3 : oser explorer, interroger, rechercher, questionner..., devenir explorateur d'art</text:a> </text:p>
        </text:list-item>
        <text:list-item>
          <text:p text:style-name="P5"><text:a xlink:type="simple" xlink:href="http://cache.media.eduscol.education.fr/file/Arts_plastiques_et_education_musicale/82/2/RA_C2C3_AP_Lexique_Elements_du_langage_plastique-dm_613822.pdf" office:target-frame-name="_blank" xlink:show="new" text:style-name="Internet_20_link" text:visited-style-name="Visited_20_Internet_20_Link">Lexique pour les arts plastiques : les éléments du langage plastique</text:a> </text:p>
        </text:list-item>
        <text:list-item>
          <text:p text:style-name="P5"><text:a xlink:type="simple" xlink:href="http://cache.media.eduscol.education.fr/file/Arts_plastiques_et_education_musicale/82/0/RA_C2C3_AP_Lexique_AP_domaines_de_pratiques-dm_613820.pdf" office:target-frame-name="_blank" xlink:show="new" text:style-name="Internet_20_link" text:visited-style-name="Visited_20_Internet_20_Link">Lexique pour les arts plastiques : la diversité des pratiques au service du projet de l'élève</text:a> </text:p>
        </text:list-item>
        <text:list-item>
          <text:p text:style-name="P5"><text:a xlink:type="simple" xlink:href="http://cache.media.eduscol.education.fr/file/Arts_plastiques_et_education_musicale/82/6/RA16_C2C3_EART_APLA_concevoir-sequence-dm_613826.pdf" office:target-frame-name="_blank" xlink:show="new" text:style-name="Internet_20_link" text:visited-style-name="Visited_20_Internet_20_Link">Concevoir et mettre en œuvre une séquence d'enseignement en arts plastiques aux cycles 2 et 3</text:a> </text:p>
        </text:list-item>
        <text:list-item>
          <text:p text:style-name="P5"><text:a xlink:type="simple" xlink:href="http://cache.media.eduscol.education.fr/file/Arts_plastiques_et_education_musicale/83/0/RA16_C2C3_EART_APLA_situations-creer-exprimer-dm_613830.pdf" office:target-frame-name="_blank" xlink:show="new" text:style-name="Internet_20_link" text:visited-style-name="Visited_20_Internet_20_Link">Des situations pour créer et s'exprimer en arts plastiques aux cycles 2 et 3</text:a> </text:p>
        </text:list-item>
        <text:list-item>
          <text:p text:style-name="P5"><text:a xlink:type="simple" xlink:href="http://cache.media.eduscol.education.fr/file/Arts_plastiques_et_education_musicale/82/8/RA16_C2C3_EART_APLA_mini-galerie-dm_613828.pdf" office:target-frame-name="_blank" xlink:show="new" text:style-name="Internet_20_link" text:visited-style-name="Visited_20_Internet_20_Link">La mini-galerie en arts plastiques : un espace pour apprendre autrement</text:a> </text:p>
        </text:list-item>
        <text:list-item>
          <text:p text:style-name="P5"><text:a xlink:type="simple" xlink:href="http://cache.media.eduscol.education.fr/file/Arts_plastiques_et_education_musicale/81/8/EV16_C2_EART_eval-AP-C2-dm_613818.pdf" office:target-frame-name="_blank" xlink:show="new" text:style-name="Internet_20_link" text:visited-style-name="Visited_20_Internet_20_Link">L'évaluation en arts plastiques au cycle 2</text:a> </text:p>
        </text:list-item>
        <text:list-item>
          <text:p text:style-name="P2"><text:a xlink:type="simple" xlink:href="http://cache.media.eduscol.education.fr/file/Arts_plastiques_et_education_musicale/81/2/EV16_C3_EART_APLA_eval-dm_613812.pdf" office:target-frame-name="_blank" xlink:show="new" text:style-name="Internet_20_link" text:visited-style-name="Visited_20_Internet_20_Link">L'évaluation en arts plastiques au cycle 3</text:a> </text:p>
        </text:list-item>
      </text:list>
      <text:h text:style-name="Heading_20_2" text:outline-level="2"><text:bookmark text:name="lien1"/><text:soft-page-break/>Éducation musicale</text:h>
      <text:p text:style-name="Text_20_body">Ces ressources pour l'éducation musicale constituent un ensemble de documents qui explicitent les enjeux liés à la place qu'occupe l'éducation musicale aux côtés des autres disciplines et en lien avec elles. Elles explicitent les fondamentaux et déclinent les perspectives didactiques qui sous-tendent son enseignement en réaffirmant son ancrage dans les deux champs du <text:span text:style-name="Emphasis">percevoir</text:span> et du <text:span text:style-name="Emphasis">produire</text:span>.</text:p>
      <text:p text:style-name="Text_20_body">Fondée sur une pratique vivante, cette éducation par la sensibilité pour la sensibilité implique un agir à visée artistique, spécificité d'un domaine d'enseignement qui met en synergie le développement de compétences et de connaissances dans une dynamique propre à un apprentissage en action.</text:p>
      <text:p text:style-name="Text_20_body">Déclinées en quatre champs regroupant les objets de cette pratique : <text:span text:style-name="Emphasis">Chanter</text:span>, <text:span text:style-name="Emphasis">écouter</text:span>, <text:span text:style-name="Emphasis">explorer </text:span>et<text:span text:style-name="Emphasis"> échanger tout en mobilisant le corps</text:span>, les stratégies pédagogiques adoptées dans la classe contribueront ainsi à l'acquisition de capacités, d'habiletés, de savoirs culturels et techniques qui génèreront eux-mêmes une connaissance et une pratique plus expertes dans une dynamique artistique vertueuse.</text:p>
      <text:list xml:id="list5555081578511439541" text:style-name="L3">
        <text:list-item>
          <text:p text:style-name="P6"><text:a xlink:type="simple" xlink:href="http://cache.media.eduscol.education.fr/file/Arts_plastiques_et_education_musicale/70/6/7_RA_C2_C3_Educationmusicalepresentation_DM_revu_OF_573706.ppt" office:target-frame-name="_blank" xlink:show="new" text:style-name="Internet_20_link" text:visited-style-name="Visited_20_Internet_20_Link">L'éducation musicale aux cycles 2 et 3 : présentation des programmes</text:a> </text:p>
        </text:list-item>
        <text:list-item>
          <text:p text:style-name="P6"><text:a xlink:type="simple" xlink:href="http://cache.media.eduscol.education.fr/file/Arts_plastiques_et_education_musicale/81/4/RA16_C3_EART_EMUS_articul-socle-dm_613814.pdf" office:target-frame-name="_blank" xlink:show="new" text:style-name="Internet_20_link" text:visited-style-name="Visited_20_Internet_20_Link">L'articulation des compétences du programme d'éducation musicale de cycle 3 au socle commun de connaissances, de compétences et de culture</text:a> </text:p>
        </text:list-item>
        <text:list-item>
          <text:p text:style-name="P6"><text:a xlink:type="simple" xlink:href="http://cache.media.eduscol.education.fr/file/Arts_plastiques_et_education_musicale/44/8/8_RA_C2_C3_EEA_Education-sensibilite_570448.pdf" office:target-frame-name="_blank" xlink:show="new" text:style-name="Internet_20_link" text:visited-style-name="Visited_20_Internet_20_Link">Les enseignements et l'éducation artistique : une éducation de la sensibilité par la sensibilité</text:a> </text:p>
        </text:list-item>
        <text:list-item>
          <text:p text:style-name="P6"><text:a xlink:type="simple" xlink:href="http://cache.media.eduscol.education.fr/file/Arts_plastiques_et_education_musicale/45/3/9_RA_C2_C3_dynamique-competences-EM_570453.pdf" office:target-frame-name="_blank" xlink:show="new" text:style-name="Internet_20_link" text:visited-style-name="Visited_20_Internet_20_Link">La dynamique des compétences en éducation musicale</text:a> </text:p>
        </text:list-item>
        <text:list-item>
          <text:p text:style-name="P6"><text:a xlink:type="simple" xlink:href="http://cache.media.eduscol.education.fr/file/Arts_plastiques_et_education_musicale/45/5/10_RA_C2_C3_Sens-enjeux-pratique-EM_570455.pdf" office:target-frame-name="_blank" xlink:show="new" text:style-name="Internet_20_link" text:visited-style-name="Visited_20_Internet_20_Link">Sens et enjeux de la pratique en éducation musicale</text:a> </text:p>
        </text:list-item>
        <text:list-item>
          <text:p text:style-name="P6"><text:a xlink:type="simple" xlink:href="http://cache.media.eduscol.education.fr/file/Arts_plastiques_et_education_musicale/45/7/11_RA_C2_C3_Place_du_corps_EM_570457.pdf" office:target-frame-name="_blank" xlink:show="new" text:style-name="Internet_20_link" text:visited-style-name="Visited_20_Internet_20_Link">Place du corps en éducation musicale</text:a> </text:p>
        </text:list-item>
        <text:list-item>
          <text:p text:style-name="P6"><text:a xlink:type="simple" xlink:href="http://cache.media.eduscol.education.fr/file/Arts_plastiques_et_education_musicale/45/9/12_RA_C2_C3_Demarche-creation-sonore_570459.pdf" office:target-frame-name="_blank" xlink:show="new" text:style-name="Internet_20_link" text:visited-style-name="Visited_20_Internet_20_Link">La démarche de création sonore en éducation musicale</text:a> </text:p>
        </text:list-item>
        <text:list-item>
          <text:p text:style-name="P6"><text:a xlink:type="simple" xlink:href="http://cache.media.eduscol.education.fr/file/Arts_plastiques_et_education_musicale/46/4/13_RA_C2_C3_Differencier-temporalite-EM-C-2-3_570464.pdf" office:target-frame-name="_blank" xlink:show="new" text:style-name="Internet_20_link" text:visited-style-name="Visited_20_Internet_20_Link">Différencier la temporalité en éducation musicale</text:a> </text:p>
        </text:list-item>
        <text:list-item>
          <text:p text:style-name="P6"><text:a xlink:type="simple" xlink:href="http://cache.media.eduscol.education.fr/file/Arts_plastiques_et_education_musicale/82/4/RA_C2C3_EM_Lexique_EM-dm_613824.pdf" office:target-frame-name="_blank" xlink:show="new" text:style-name="Internet_20_link" text:visited-style-name="Visited_20_Internet_20_Link">Lexique pour l'éducation musicale</text:a> </text:p>
        </text:list-item>
        <text:list-item>
          <text:p text:style-name="P3"><text:a xlink:type="simple" xlink:href="http://cache.media.eduscol.education.fr/file/Arts_plastiques_et_education_musicale/81/6/RA16_C3_EART_EMUS_construire-sequence-dm_613816.pdf" office:target-frame-name="_blank" xlink:show="new" text:style-name="Internet_20_link" text:visited-style-name="Visited_20_Internet_20_Link">Construire une séquence d'enseignement en éducation musicale au cycle 3</text:a>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0:55:57.463000000</meta:creation-date>
    <dc:date>2016-08-17T10:57:23.075000000</dc:date>
    <meta:editing-duration>PT1M26S</meta:editing-duration>
    <meta:editing-cycles>1</meta:editing-cycles>
    <meta:document-statistic meta:table-count="0" meta:image-count="0" meta:object-count="0" meta:page-count="2" meta:paragraph-count="36" meta:word-count="685" meta:character-count="4418" meta:non-whitespace-character-count="3768"/>
    <meta:generator>LibreOffice/4.3.1.2$Windows_x86 LibreOffice_project/958349dc3b25111dbca392fbc281a05559ef6848</meta:generator>
  </office:meta>
</office:document-meta>
</file>